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cfd9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cfd9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cfd9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cfd9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cfd9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cfd9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fd9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cfd9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cfd9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cfd9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cfd9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cfd9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cfd9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cfd9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cfd9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cfd9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cfd9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Keiver Josue Gonzalez Cort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9/7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2000146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Freddy Antonio Gonzalez Rodrig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62022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42.34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3" meta:non-whitespace-character-count="1005"/>
    <meta:template xlink:type="simple" xlink:actuate="onRequest" xlink:title="Normal" xlink:href=""/>
  </office:meta>
</office:document-meta>
</file>